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769cm"/>
      <style:paragraph-properties style:writing-mode="lr-tb"/>
    </style:style>
    <style:style style:name="gr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P1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0084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144cm" svg:height="2.028cm" svg:x="6.526cm" svg:y="12.631cm">
            <draw:text-box>
              <text:p/>
            </draw:text-box>
          </draw:frame>
          <draw:custom-shape draw:style-name="gr2" draw:text-style-name="P2" draw:layer="layout" svg:width="9.652cm" svg:height="6.35cm" svg:x="9.208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842cm" svg:height="0.962cm" svg:x="11.494cm" svg:y="14.151cm">
            <draw:text-box>
              <text:p text:style-name="P3"><text:span text:style-name="T1">Complex Mixer</text:span></text:p>
            </draw:text-box>
          </draw:frame>
          <draw:line draw:style-name="gr4" draw:text-style-name="P5" draw:layer="layout" svg:x1="3.493cm" svg:y1="14.986cm" svg:x2="9.208cm" svg:y2="14.986cm">
            <text:p/>
          </draw:line>
          <draw:line draw:style-name="gr4" draw:text-style-name="P5" draw:layer="layout" svg:x1="18.86cm" svg:y1="14.986cm" svg:x2="24.575cm" svg:y2="14.986cm">
            <text:p/>
          </draw:line>
          <draw:frame draw:style-name="gr5" draw:text-style-name="P6" draw:layer="layout" svg:width="6.477cm" svg:height="3.048cm" svg:x="3.112cm" svg:y="13.462cm">
            <draw:text-box>
              <text:p text:style-name="P2"><text:span text:style-name="T2">Signed complex </text:span></text:p>
              <text:p text:style-name="P2"><text:span text:style-name="T2">samples</text:span></text:p>
              <text:p text:style-name="P2"><text:span text:style-name="T2">input</text:span></text:p>
            </draw:text-box>
          </draw:frame>
          <draw:frame draw:style-name="gr6" draw:text-style-name="P6" draw:layer="layout" svg:width="6.477cm" svg:height="3.019cm" svg:x="18.352cm" svg:y="13.364cm">
            <draw:text-box>
              <text:p text:style-name="P2"><text:span text:style-name="T2">Signed complex </text:span></text:p>
              <text:p text:style-name="P2"><text:span text:style-name="T2">samples</text:span></text:p>
              <text:p text:style-name="P2"><text:span text:style-name="T2">output</text:span></text:p>
            </draw:text-box>
          </draw:frame>
          <draw:line draw:style-name="gr7" draw:text-style-name="P5" draw:layer="layout" svg:x1="13.907cm" svg:y1="9.398cm" svg:x2="13.907cm" svg:y2="11.684cm">
            <text:p/>
          </draw:line>
          <draw:frame draw:style-name="gr8" draw:text-style-name="P6" draw:layer="layout" svg:width="9.652cm" svg:height="5.939cm" svg:x="9.208cm" svg:y="3.556cm">
            <draw:text-box>
              <text:p text:style-name="P2"><text:span text:style-name="T2">VIVADO_ILA_p, CHIPSCOPE_p, NCO_DATA_WIDTH_p,</text:span></text:p>
              <text:p text:style-name="P2"><text:span text:style-name="T2">INPUT_DATA_WIDTH_p,</text:span></text:p>
              <text:p text:style-name="P2"><text:span text:style-name="T2">CORDIC_STAGES_p,</text:span></text:p>
              <text:p text:style-name="P2"><text:span text:style-name="T2">PEAK_MONITOR_p</text:span></text:p>
              <text:p text:style-name="P2"><text:span text:style-name="T2">peak, enable, phs_inc, phs_init, mag, messageSize, data_sele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2-04T14:17:13.574647279</dc:date>
    <meta:editing-duration>PT2H2M29S</meta:editing-duration>
    <meta:editing-cycles>24</meta:editing-cycles>
    <meta:generator>LibreOffice/6.4.7.2$MacOSX_X86_64 LibreOffice_project/639b8ac485750d5696d7590a72ef1b496725cfb5</meta:generator>
    <dc:creator>Lisa Zahn</dc:creator>
    <meta:document-statistic meta:object-count="10"/>
  </office:meta>
</office:document-meta>
</file>